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180" officeooo:paragraph-rsid="00051180"/>
    </style:style>
    <style:style style:name="P2" style:family="paragraph" style:parent-style-name="Standard">
      <style:paragraph-properties fo:text-align="center" style:justify-single-word="false"/>
      <style:text-properties officeooo:rsid="00051180" officeooo:paragraph-rsid="00051180"/>
    </style:style>
    <style:style style:name="P3" style:family="paragraph" style:parent-style-name="Standard" style:list-style-name="L1">
      <style:text-properties officeooo:rsid="00051180" officeooo:paragraph-rsid="00051180"/>
    </style:style>
    <style:style style:name="P4" style:family="paragraph" style:parent-style-name="Standard" style:list-style-name="L1">
      <style:text-properties officeooo:rsid="000616c4" officeooo:paragraph-rsid="000616c4"/>
    </style:style>
    <style:style style:name="P5" style:family="paragraph" style:parent-style-name="Standard" style:list-style-name="L1">
      <style:text-properties officeooo:rsid="00084081" officeooo:paragraph-rsid="00084081"/>
    </style:style>
    <style:style style:name="P6" style:family="paragraph" style:parent-style-name="Standard" style:list-style-name="L1">
      <style:text-properties officeooo:rsid="00091812" officeooo:paragraph-rsid="00091812"/>
    </style:style>
    <style:style style:name="P7" style:family="paragraph" style:parent-style-name="Standard" style:list-style-name="L1">
      <style:text-properties officeooo:rsid="000bb611" officeooo:paragraph-rsid="000bb611"/>
    </style:style>
    <style:style style:name="T1" style:family="text">
      <style:text-properties officeooo:rsid="000616c4"/>
    </style:style>
    <style:style style:name="T2" style:family="text">
      <style:text-properties officeooo:rsid="0009f40f"/>
    </style:style>
    <style:style style:name="T3" style:family="text">
      <style:text-properties officeooo:rsid="000b0d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perfectos encontrados en local Rondeau # 646 <text:span text:style-name="T2">planta baja </text:span>Local “1”</text:p>
      <text:p text:style-name="P1"/>
      <text:list xml:id="list7440681732879833837" text:style-name="L1">
        <text:list-item>
          <text:p text:style-name="P3">Cerámicos rotos. <text:span text:style-name="T1">11 ubicados en distintos lugares del local.</text:span></text:p>
        </text:list-item>
        <text:list-item>
          <text:p text:style-name="P4">Cerámicos colocados presentan imperfecciones ( se encuentran saltados ).</text:p>
        </text:list-item>
        <text:list-item>
          <text:p text:style-name="P4">Manchas con óxido en cerámicos varios.</text:p>
        </text:list-item>
        <text:list-item>
          <text:p text:style-name="P4">Ganchos colocados en techo ( 6 ).</text:p>
        </text:list-item>
        <text:list-item>
          <text:p text:style-name="P4">Marcos de puertas de baño con grieta y falta de barniz.</text:p>
        </text:list-item>
        <text:list-item>
          <text:p text:style-name="P4">Columna desprolija, falta segunda mano de pintura.</text:p>
        </text:list-item>
        <text:list-item>
          <text:p text:style-name="P5">Pintura en local <text:span text:style-name="T3">in</text:span>completo, falta segunda mano en varios lugares.</text:p>
        </text:list-item>
        <text:list-item>
          <text:p text:style-name="P5">Pared rota en pasante de cable ( baño interno ).</text:p>
        </text:list-item>
        <text:list-item>
          <text:p text:style-name="P6">Pared rota en pasante de cable.</text:p>
        </text:list-item>
        <text:list-item>
          <text:p text:style-name="P6">Zócalo roto en entrada de baño.</text:p>
        </text:list-item>
        <text:list-item>
          <text:p text:style-name="P6">Falta tapa de un toma corriente.</text:p>
        </text:list-item>
        <text:list-item>
          <text:p text:style-name="P6">Falta tapa de caja de luz. </text:p>
        </text:list-item>
        <text:list-item>
          <text:p text:style-name="P7">Inconvenientes en la conexión de gas. El servicio esta inutilizado por mas de un año, es necesario dar el alta con gasista matriculad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9:21:32.643298942</meta:creation-date>
    <dc:date>2016-12-07T10:15:50.225713117</dc:date>
    <meta:editing-duration>PT20M13S</meta:editing-duration>
    <meta:editing-cycles>5</meta:editing-cycles>
    <meta:generator>LibreOffice/5.1.5.2$Linux_x86 LibreOffice_project/10m0$Build-2</meta:generator>
    <meta:document-statistic meta:table-count="0" meta:image-count="0" meta:object-count="0" meta:page-count="1" meta:paragraph-count="14" meta:word-count="140" meta:character-count="760" meta:non-whitespace-character-count="646"/>
  </office:meta>
</office:document-meta>
</file>